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b039e" officeooo:paragraph-rsid="001b039e" fo:background-color="transparent" style:font-weight-asian="bold" style:font-weight-complex="bold"/>
    </style:style>
    <style:style style:name="P2" style:family="paragraph" style:parent-style-name="Standard">
      <style:text-properties fo:font-weight="bold" officeooo:rsid="001c11ee" officeooo:paragraph-rsid="001c11ee" fo:background-color="transparent" style:font-weight-asian="bold" style:font-weight-complex="bold"/>
    </style:style>
    <style:style style:name="P3" style:family="paragraph" style:parent-style-name="Standard">
      <style:text-properties fo:font-weight="bold" officeooo:rsid="001d2f4e" officeooo:paragraph-rsid="001d2f4e" fo:background-color="transparent" style:font-weight-asian="bold" style:font-weight-complex="bold"/>
    </style:style>
    <style:style style:name="P4" style:family="paragraph" style:parent-style-name="Standard">
      <style:text-properties fo:font-weight="bold" officeooo:rsid="001f17e1" officeooo:paragraph-rsid="001f17e1" fo:background-color="transparent" style:font-weight-asian="bold" style:font-weight-complex="bold"/>
    </style:style>
    <style:style style:name="P5" style:family="paragraph" style:parent-style-name="Standard">
      <style:text-properties officeooo:rsid="001b039e" officeooo:paragraph-rsid="001b039e" fo:background-color="transparent"/>
    </style:style>
    <style:style style:name="P6" style:family="paragraph" style:parent-style-name="Standard">
      <style:text-properties fo:font-weight="normal" officeooo:rsid="001c11ee" officeooo:paragraph-rsid="001c11ee" fo:background-color="transparent" style:font-weight-asian="normal" style:font-weight-complex="normal"/>
    </style:style>
    <style:style style:name="P7" style:family="paragraph" style:parent-style-name="Standard">
      <style:text-properties fo:font-weight="normal" officeooo:rsid="001d2f4e" officeooo:paragraph-rsid="001d2f4e" fo:background-color="transparent" style:font-weight-asian="normal" style:font-weight-complex="normal"/>
    </style:style>
    <style:style style:name="P8" style:family="paragraph" style:parent-style-name="Standard">
      <style:text-properties fo:font-weight="normal" officeooo:rsid="001f17e1" officeooo:paragraph-rsid="001f17e1" fo:background-color="transparent" style:font-weight-asian="normal" style:font-weight-complex="normal"/>
    </style:style>
    <style:style style:name="P9" style:family="paragraph" style:parent-style-name="Standard">
      <style:text-properties fo:color="#a9b7c6" style:font-name="DejaVu Sans Mono" fo:font-size="11.3000001907349pt" fo:font-weight="bold" officeooo:rsid="001d2f4e" officeooo:paragraph-rsid="001d2f4e" fo:background-color="transparent" style:font-weight-asian="bold" style:font-weight-complex="bold"/>
    </style:style>
    <style:style style:name="P10" style:family="paragraph" style:parent-style-name="Standard">
      <style:paragraph-properties fo:break-before="page"/>
      <style:text-properties fo:font-weight="bold" officeooo:rsid="001f17e1" officeooo:paragraph-rsid="001f17e1" fo:background-color="transparent" style:font-weight-asian="bold" style:font-weight-complex="bold"/>
    </style:style>
    <style:style style:name="P11" style:family="paragraph" style:parent-style-name="Text_20_body">
      <style:text-properties fo:font-weight="bold" officeooo:rsid="001b039e" officeooo:paragraph-rsid="001b039e" style:font-weight-asian="bold" style:font-weight-complex="bold"/>
    </style:style>
    <style:style style:name="P12" style:family="paragraph" style:parent-style-name="Text_20_body">
      <style:text-properties fo:font-weight="bold" officeooo:rsid="001b9f3e" officeooo:paragraph-rsid="001b9f3e" style:font-weight-asian="bold" style:font-weight-complex="bold"/>
    </style:style>
    <style:style style:name="P13" style:family="paragraph" style:parent-style-name="Text_20_body">
      <style:text-properties fo:font-weight="normal" officeooo:rsid="001b9f3e" officeooo:paragraph-rsid="001b9f3e" style:font-weight-asian="normal" style:font-weight-complex="normal"/>
    </style:style>
    <style:style style:name="P14" style:family="paragraph" style:parent-style-name="Preformatted_20_Text">
      <loext:graphic-properties draw:fill="solid" draw:fill-color="#2b2b2b" draw:opacity="100%"/>
      <style:paragraph-properties fo:background-color="#2b2b2b"/>
      <style:text-properties fo:color="#a9b7c6" style:font-name="DejaVu Sans Mono" fo:font-size="11.3000001907349pt"/>
    </style:style>
    <style:style style:name="P15" style:family="paragraph" style:parent-style-name="Preformatted_20_Text">
      <style:text-properties fo:color="#a9b7c6" style:font-name="DejaVu Sans Mono" fo:font-size="11.3000001907349pt" fo:font-weight="bold" officeooo:rsid="001c11ee" officeooo:paragraph-rsid="001c11ee" fo:background-color="transparent" style:font-weight-asian="bold" style:font-weight-complex="bold"/>
    </style:style>
    <style:style style:name="P16" style:family="paragraph" style:parent-style-name="Preformatted_20_Text">
      <loext:graphic-properties draw:fill="solid" draw:fill-color="#2b2b2b" draw:opacity="100%"/>
      <style:paragraph-properties fo:background-color="#2b2b2b"/>
      <style:text-properties fo:color="#a9b7c6" style:font-name="DejaVu Sans Mono" fo:font-size="11.3000001907349pt" fo:font-weight="bold" officeooo:rsid="001c11ee" officeooo:paragraph-rsid="001c11ee" fo:background-color="transparent" style:font-weight-asian="bold" style:font-weight-complex="bold"/>
    </style:style>
    <style:style style:name="P17" style:family="paragraph" style:parent-style-name="Preformatted_20_Text">
      <loext:graphic-properties draw:fill="solid" draw:fill-color="#2b2b2b" draw:opacity="100%"/>
      <style:paragraph-properties fo:background-color="#2b2b2b"/>
      <style:text-properties fo:color="#a9b7c6" style:font-name="DejaVu Sans Mono" fo:font-size="11.3000001907349pt" fo:font-weight="bold" officeooo:rsid="001d2f4e" officeooo:paragraph-rsid="001d2f4e" fo:background-color="transparent" style:font-weight-asian="bold" style:font-weight-complex="bold"/>
    </style:style>
    <style:style style:name="P18" style:family="paragraph" style:parent-style-name="Preformatted_20_Text">
      <style:text-properties fo:color="#a9b7c6" style:font-name="DejaVu Sans Mono" fo:font-size="11.3000001907349pt" fo:font-weight="bold" officeooo:rsid="001f17e1" officeooo:paragraph-rsid="001f17e1" fo:background-color="transparent" style:font-weight-asian="bold" style:font-weight-complex="bold"/>
    </style:style>
    <style:style style:name="P19" style:family="paragraph" style:parent-style-name="Preformatted_20_Text">
      <loext:graphic-properties draw:fill="solid" draw:fill-color="#2b2b2b" draw:opacity="100%"/>
      <style:paragraph-properties fo:background-color="#2b2b2b"/>
      <style:text-properties fo:color="#a9b7c6" style:font-name="DejaVu Sans Mono" fo:font-size="11.3000001907349pt" fo:font-weight="bold" officeooo:rsid="001f17e1" officeooo:paragraph-rsid="001f17e1" fo:background-color="transparent" style:font-weight-asian="bold" style:font-weight-complex="bold"/>
    </style:style>
    <style:style style:name="P20" style:family="paragraph" style:parent-style-name="Preformatted_20_Text">
      <loext:graphic-properties draw:fill="solid" draw:fill-color="#2b2b2b" draw:opacity="100%"/>
      <style:paragraph-properties fo:background-color="#2b2b2b"/>
      <style:text-properties fo:color="#a9b7c6"/>
    </style:style>
    <style:style style:name="P21" style:family="paragraph" style:parent-style-name="Preformatted_20_Text">
      <loext:graphic-properties draw:fill="solid" draw:fill-color="#2b2b2b" draw:opacity="100%"/>
      <style:paragraph-properties fo:background-color="#2b2b2b"/>
      <style:text-properties fo:color="#a9b7c6" fo:background-color="transparent"/>
    </style:style>
    <style:style style:name="P22" style:family="paragraph" style:parent-style-name="Preformatted_20_Text">
      <loext:graphic-properties draw:fill="solid" draw:fill-color="#2b2b2b" draw:opacity="100%"/>
      <style:paragraph-properties fo:background-color="#2b2b2b"/>
      <style:text-properties officeooo:paragraph-rsid="001b039e"/>
    </style:style>
    <style:style style:name="P23" style:family="paragraph" style:parent-style-name="Preformatted_20_Text">
      <loext:graphic-properties draw:fill="solid" draw:fill-color="#2b2b2b" draw:opacity="100%"/>
      <style:paragraph-properties fo:margin-top="0in" fo:margin-bottom="0.1965in" loext:contextual-spacing="false" fo:background-color="#2b2b2b"/>
      <style:text-properties fo:color="#a9b7c6" style:font-name="DejaVu Sans Mono" fo:font-size="11.3000001907349pt"/>
    </style:style>
    <style:style style:name="P24" style:family="paragraph" style:parent-style-name="Preformatted_20_Text">
      <loext:graphic-properties draw:fill="solid" draw:fill-color="#2b2b2b" draw:opacity="100%"/>
      <style:paragraph-properties fo:margin-top="0in" fo:margin-bottom="0.1965in" loext:contextual-spacing="false" fo:background-color="#2b2b2b"/>
      <style:text-properties fo:color="#a9b7c6" style:font-name="DejaVu Sans Mono" fo:font-size="11.3000001907349pt" fo:background-color="transparent"/>
    </style:style>
    <style:style style:name="T1" style:family="text">
      <style:text-properties fo:color="#cc7832"/>
    </style:style>
    <style:style style:name="T2" style:family="text">
      <style:text-properties fo:color="#cc7832" style:font-name="DejaVu Sans Mono" fo:font-size="11.3000001907349pt"/>
    </style:style>
    <style:style style:name="T3" style:family="text">
      <style:text-properties fo:color="#cc7832" style:font-name="DejaVu Sans Mono" fo:font-size="11.3000001907349pt" fo:background-color="transparent" loext:char-shading-value="0"/>
    </style:style>
    <style:style style:name="T4" style:family="text">
      <style:text-properties style:font-name="DejaVu Sans Mono" fo:font-size="11.3000001907349pt"/>
    </style:style>
    <style:style style:name="T5" style:family="text">
      <style:text-properties style:font-name="DejaVu Sans Mono" fo:font-size="11.3000001907349pt" fo:font-style="italic"/>
    </style:style>
    <style:style style:name="T6" style:family="text">
      <style:text-properties fo:color="#ffc66d" style:font-name="DejaVu Sans Mono" fo:font-size="11.3000001907349pt"/>
    </style:style>
    <style:style style:name="T7" style:family="text">
      <style:text-properties fo:color="#9876aa" style:font-name="DejaVu Sans Mono" fo:font-size="11.3000001907349pt"/>
    </style:style>
    <style:style style:name="T8" style:family="text">
      <style:text-properties fo:color="#9876aa" style:font-name="DejaVu Sans Mono" fo:font-size="11.3000001907349pt" fo:font-style="italic"/>
    </style:style>
    <style:style style:name="T9" style:family="text">
      <style:text-properties fo:color="#6a8759"/>
    </style:style>
    <style:style style:name="T10" style:family="text">
      <style:text-properties fo:color="#6a8759" style:font-name="DejaVu Sans Mono" fo:font-size="11.3000001907349pt"/>
    </style:style>
    <style:style style:name="T11" style:family="text">
      <style:text-properties fo:color="#a9b7c6" style:font-name="DejaVu Sans Mono" fo:font-size="11.3000001907349pt" fo:background-color="transparent" loext:char-shading-value="0"/>
    </style:style>
    <style:style style:name="T12" style:family="text">
      <style:text-properties officeooo:rsid="001d2f4e"/>
    </style:style>
    <style:style style:name="T13" style:family="text">
      <style:text-properties officeooo:rsid="001de77d"/>
    </style:style>
    <style:style style:name="T14" style:family="text">
      <style:text-properties fo:color="#6897bb" style:font-name="DejaVu Sans Mono" fo:font-size="11.300000190734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e opdrachten:</text:p>
      <text:p text:style-name="P13">We hebben alle opdrachten samen gemaakt en gecontrolleerd met de antwoorden die eronder stonden. Om nou alles te gaan kopieeren van de antwoorden en hier neer te plakken vonden we nogal nutteloos.</text:p>
      <text:p text:style-name="P12"/>
      <text:p text:style-name="P12">Installatie IntelliJ:</text:p>
      <text:p text:style-name="P13">$sudo add-apt-repository ppa:ubuntu-desktop/ubuntu-make</text:p>
      <text:p text:style-name="P13">$ sudo apt update</text:p>
      <text:p text:style-name="P13">$ sudo apt install ubuntu-make</text:p>
      <text:p text:style-name="P13">$ umake ide idea-ultimate</text:p>
      <text:p text:style-name="Text_20_body"/>
      <text:p text:style-name="P11"><text:span text:style-name="T12">1. </text:span>Hier de applicatie code:</text:p>
      <text:p text:style-name="P22"><text:span text:style-name="T3">public class </text:span><text:span text:style-name="T11">Environment {</text:span></text:p>
      <text:p text:style-name="P21"><text:s text:c="4"/><text:span text:style-name="T2">public static void </text:span><text:span text:style-name="T6">main </text:span><text:span text:style-name="T4">(String[] args) {</text:span></text:p>
      <text:p text:style-name="P21"><text:s text:c="8"/><text:span text:style-name="T2">for </text:span><text:span text:style-name="T4">(String env: args) {</text:span></text:p>
      <text:p text:style-name="P21"><text:s text:c="12"/><text:span text:style-name="T4">String value = System.</text:span><text:span text:style-name="T5">getenv</text:span><text:span text:style-name="T4">(env)</text:span><text:span text:style-name="T2">;</text:span></text:p>
      <text:p text:style-name="P21"><text:span text:style-name="T1"><text:s text:c="12"/></text:span><text:span text:style-name="T2">if </text:span><text:span text:style-name="T4">(value != </text:span><text:span text:style-name="T2">null</text:span><text:span text:style-name="T4">) {</text:span></text:p>
      <text:p text:style-name="P21"><text:s text:c="16"/><text:span text:style-name="T4">System.</text:span><text:span text:style-name="T8">out</text:span><text:span text:style-name="T4">.format(</text:span><text:span text:style-name="T10">"%s=%s%n"</text:span><text:span text:style-name="T2">,</text:span></text:p>
      <text:p text:style-name="P21"><text:span text:style-name="T1"><text:s text:c="24"/></text:span><text:span text:style-name="T4">env</text:span><text:span text:style-name="T2">, </text:span><text:span text:style-name="T4">value)</text:span><text:span text:style-name="T2">;</text:span></text:p>
      <text:p text:style-name="P21"><text:span text:style-name="T1"><text:s text:c="12"/></text:span><text:span text:style-name="T4">} </text:span><text:span text:style-name="T2">else </text:span><text:span text:style-name="T4">{</text:span></text:p>
      <text:p text:style-name="P21"><text:s text:c="16"/><text:span text:style-name="T4">System.</text:span><text:span text:style-name="T8">out</text:span><text:span text:style-name="T4">.format(</text:span><text:span text:style-name="T10">"%s is"</text:span></text:p>
      <text:p text:style-name="P21"><text:span text:style-name="T9"><text:s text:c="24"/></text:span><text:span text:style-name="T4">+ </text:span><text:span text:style-name="T10">" not assigned.%n"</text:span><text:span text:style-name="T2">, </text:span><text:span text:style-name="T4">env)</text:span><text:span text:style-name="T2">;</text:span></text:p>
      <text:p text:style-name="P21"><text:span text:style-name="T1"><text:s text:c="12"/></text:span><text:span text:style-name="T4">}</text:span></text:p>
      <text:p text:style-name="P21"><text:s text:c="8"/><text:span text:style-name="T4">}</text:span></text:p>
      <text:p text:style-name="P21"><text:s text:c="4"/><text:span text:style-name="T4">}</text:span></text:p>
      <text:p text:style-name="P24">}</text:p>
      <text:p text:style-name="P1">Environment variabele aanmaken. MOET export zijn, omdat de applicatie hem anders niet herkend:</text:p>
      <text:p text:style-name="P5">sven@ubuntu:~/IdeaProjects/OpdrachtWeek2/out/production/OpdrachtWeek2$ export TestEnvironment=varproperty</text:p>
      <text:p text:style-name="P5"/>
      <text:p text:style-name="P1">Applicatie uitvoeren:</text:p>
      <text:p text:style-name="P5">sven@ubuntu:~/IdeaProjects/OpdrachtWeek2/out/production/OpdrachtWeek2$ java Environment TestEnvironment</text:p>
      <text:p text:style-name="P5">TestEnvironment=varproperty</text:p>
      <text:p text:style-name="P5"/>
      <text:p text:style-name="P5"/>
      <text:p text:style-name="P5"/>
      <text:p text:style-name="P5"/>
      <text:p text:style-name="P5"/>
      <text:p text:style-name="P5"/>
      <text:p text:style-name="P5"/>
      <text:p text:style-name="P2"><text:soft-page-break/>Hieronder de code voor het wegschrijven van de variabelen naar de property file:</text:p>
      <text:p text:style-name="P15"><text:span text:style-name="T1"/></text:p>
      <text:p text:style-name="P16"><text:span text:style-name="T1">import java.util.Properties;</text:span></text:p>
      <text:p text:style-name="P14"><text:span text:style-name="T1">import </text:span>java.io.FileOutputStream<text:span text:style-name="T1">;</text:span></text:p>
      <text:p text:style-name="P14"><text:span text:style-name="T1">public class </text:span>Environment {</text:p>
      <text:p text:style-name="P20"><text:s text:c="4"/><text:span text:style-name="T2">public static void </text:span><text:span text:style-name="T6">main</text:span><text:span text:style-name="T4">(String[] args) {</text:span></text:p>
      <text:p text:style-name="P20"><text:s text:c="8"/><text:span text:style-name="T4">Properties p = </text:span><text:span text:style-name="T2">new </text:span><text:span text:style-name="T4">Properties()</text:span><text:span text:style-name="T2">;</text:span></text:p>
      <text:p text:style-name="P20"><text:span text:style-name="T1"><text:s text:c="8"/></text:span><text:span text:style-name="T2">for </text:span><text:span text:style-name="T4">(String env : args) {</text:span></text:p>
      <text:p text:style-name="P20"><text:s text:c="12"/><text:span text:style-name="T4">String value = System.</text:span><text:span text:style-name="T5">getenv</text:span><text:span text:style-name="T4">(env)</text:span><text:span text:style-name="T2">;</text:span></text:p>
      <text:p text:style-name="P20"><text:span text:style-name="T1"><text:s text:c="12"/></text:span><text:span text:style-name="T2">if </text:span><text:span text:style-name="T4">(value != </text:span><text:span text:style-name="T2">null</text:span><text:span text:style-name="T4">) {</text:span></text:p>
      <text:p text:style-name="P20"><text:s text:c="16"/><text:span text:style-name="T4">System.</text:span><text:span text:style-name="T8">out</text:span><text:span text:style-name="T4">.format(</text:span><text:span text:style-name="T10">"%s=%s%n"</text:span><text:span text:style-name="T2">, </text:span><text:span text:style-name="T4">env</text:span><text:span text:style-name="T2">, </text:span><text:span text:style-name="T4">value)</text:span><text:span text:style-name="T2">;</text:span></text:p>
      <text:p text:style-name="P20"><text:span text:style-name="T1"><text:s text:c="16"/></text:span><text:span text:style-name="T4">p.setProperty(env</text:span><text:span text:style-name="T2">, </text:span><text:span text:style-name="T4">value)</text:span><text:span text:style-name="T2">;</text:span></text:p>
      <text:p text:style-name="P20"><text:span text:style-name="T1"><text:s text:c="12"/></text:span><text:span text:style-name="T4">} </text:span><text:span text:style-name="T2">else </text:span><text:span text:style-name="T4">{</text:span></text:p>
      <text:p text:style-name="P20"><text:s text:c="16"/><text:span text:style-name="T4">System.</text:span><text:span text:style-name="T8">out</text:span><text:span text:style-name="T4">.format(</text:span><text:span text:style-name="T10">"%s is not assigned.%n"</text:span><text:span text:style-name="T2">, </text:span><text:span text:style-name="T4">env)</text:span><text:span text:style-name="T2">;</text:span></text:p>
      <text:p text:style-name="P20"><text:span text:style-name="T1"><text:s text:c="12"/></text:span><text:span text:style-name="T4">}</text:span></text:p>
      <text:p text:style-name="P20"><text:s text:c="8"/><text:span text:style-name="T4">}</text:span></text:p>
      <text:p text:style-name="P20"><text:s text:c="8"/><text:span text:style-name="T2">try </text:span><text:span text:style-name="T4">{</text:span></text:p>
      <text:p text:style-name="P20"><text:s text:c="12"/><text:span text:style-name="T4">FileOutputStream propFile = </text:span><text:span text:style-name="T2">new </text:span><text:span text:style-name="T4">FileOutputStream(</text:span><text:span text:style-name="T10">"myProperties.txt"</text:span><text:span text:style-name="T4">)</text:span><text:span text:style-name="T2">;</text:span></text:p>
      <text:p text:style-name="P20"><text:span text:style-name="T1"><text:s text:c="12"/></text:span><text:span text:style-name="T4">p.store(propFile</text:span><text:span text:style-name="T2">, </text:span><text:span text:style-name="T10">"test"</text:span><text:span text:style-name="T4">)</text:span><text:span text:style-name="T2">;</text:span></text:p>
      <text:p text:style-name="P20"><text:span text:style-name="T1"><text:s text:c="8"/></text:span><text:span text:style-name="T4">} </text:span><text:span text:style-name="T2">catch </text:span><text:span text:style-name="T4">(Exception ex) {</text:span></text:p>
      <text:p text:style-name="P20"><text:s text:c="12"/><text:span text:style-name="T4">System.</text:span><text:span text:style-name="T8">out</text:span><text:span text:style-name="T4">.println(ex)</text:span><text:span text:style-name="T2">;</text:span></text:p>
      <text:p text:style-name="P20"><text:span text:style-name="T1"><text:s text:c="8"/></text:span><text:span text:style-name="T4">}</text:span></text:p>
      <text:p text:style-name="P20"><text:s text:c="4"/><text:span text:style-name="T4">}</text:span></text:p>
      <text:p text:style-name="P23">}</text:p>
      <text:p text:style-name="P2">Vervolgens maakt hij een file aan met de meegegeven variabelen en dit staat er in de file:</text:p>
      <text:p text:style-name="P6">#test</text:p>
      <text:p text:style-name="P6">#Tue Sep 05 03:10:44 PDT 2017</text:p>
      <text:p text:style-name="P6">TestEnvironment=varproperty</text:p>
      <text:p text:style-name="P6">~ <text:s text:c="78"/></text:p>
      <text:p text:style-name="P6">~ <text:s text:c="78"/></text:p>
      <text:p text:style-name="P6">~ <text:s text:c="78"/></text:p>
      <text:p text:style-name="P6">~ <text:s text:c="78"/></text:p>
      <text:p text:style-name="P6">~ <text:s text:c="78"/></text:p>
      <text:p text:style-name="P6">~ <text:s text:c="78"/></text:p>
      <text:p text:style-name="P6">~ <text:s text:c="78"/></text:p>
      <text:p text:style-name="P6">~ <text:s text:c="78"/></text:p>
      <text:p text:style-name="P6">~ <text:s text:c="139"/></text:p>
      <text:p text:style-name="P6">~ <text:s text:c="78"/></text:p>
      <text:p text:style-name="P6">~ <text:s text:c="78"/></text:p>
      <text:p text:style-name="P6">~ <text:s text:c="78"/></text:p>
      <text:p text:style-name="P6">~ <text:s text:c="78"/></text:p>
      <text:p text:style-name="P6">~ <text:s text:c="78"/></text:p>
      <text:p text:style-name="P6">~ <text:s text:c="78"/></text:p>
      <text:p text:style-name="P6">~ <text:s text:c="78"/></text:p>
      <text:p text:style-name="P6">"myProperties.txt" 3 lines, 64 characters</text:p>
      <text:p text:style-name="P6"/>
      <text:p text:style-name="P6"/>
      <text:p text:style-name="P3"><text:soft-page-break/>2. Hier de applicatie code voor het wegschrijven naar het bestand en daarna uitlezen naar de terminal</text:p>
      <text:p text:style-name="P9"><text:span text:style-name="T1"/></text:p>
      <text:p text:style-name="P17"><text:span text:style-name="T1">import java.util.Properties;</text:span></text:p>
      <text:p text:style-name="P14"><text:span text:style-name="T1">import </text:span>java.io.FileInputStream<text:span text:style-name="T1">;</text:span></text:p>
      <text:p text:style-name="P14"><text:span text:style-name="T1">import </text:span>java.io.FileOutputStream<text:span text:style-name="T1">;</text:span></text:p>
      <text:p text:style-name="P14"><text:span text:style-name="T1">public class </text:span>Environment {</text:p>
      <text:p text:style-name="P20"><text:s text:c="4"/><text:span text:style-name="T2">public static void </text:span><text:span text:style-name="T6">main</text:span><text:span text:style-name="T4">(String[] args) {</text:span></text:p>
      <text:p text:style-name="P20"><text:s text:c="8"/><text:span text:style-name="T4">Properties p = </text:span><text:span text:style-name="T2">new </text:span><text:span text:style-name="T4">Properties()</text:span><text:span text:style-name="T2">;</text:span></text:p>
      <text:p text:style-name="P20"><text:span text:style-name="T1"><text:s text:c="8"/></text:span><text:span text:style-name="T2">for </text:span><text:span text:style-name="T4">(String env : args) {</text:span></text:p>
      <text:p text:style-name="P20"><text:s text:c="12"/><text:span text:style-name="T4">String value = System.</text:span><text:span text:style-name="T5">getenv</text:span><text:span text:style-name="T4">(env)</text:span><text:span text:style-name="T2">;</text:span></text:p>
      <text:p text:style-name="P20"><text:span text:style-name="T1"><text:s text:c="12"/></text:span><text:span text:style-name="T2">if </text:span><text:span text:style-name="T4">(value != </text:span><text:span text:style-name="T2">null</text:span><text:span text:style-name="T4">) {</text:span></text:p>
      <text:p text:style-name="P20"><text:s text:c="16"/><text:span text:style-name="T4">System.</text:span><text:span text:style-name="T8">out</text:span><text:span text:style-name="T4">.format(</text:span><text:span text:style-name="T10">"%s=%s%n"</text:span><text:span text:style-name="T2">, </text:span><text:span text:style-name="T4">env</text:span><text:span text:style-name="T2">, </text:span><text:span text:style-name="T4">value)</text:span><text:span text:style-name="T2">;</text:span></text:p>
      <text:p text:style-name="P20"><text:span text:style-name="T1"><text:s text:c="16"/></text:span><text:span text:style-name="T4">p.setProperty(env</text:span><text:span text:style-name="T2">, </text:span><text:span text:style-name="T4">value)</text:span><text:span text:style-name="T2">;</text:span></text:p>
      <text:p text:style-name="P20"><text:span text:style-name="T1"><text:s text:c="12"/></text:span><text:span text:style-name="T4">} </text:span><text:span text:style-name="T2">else </text:span><text:span text:style-name="T4">{</text:span></text:p>
      <text:p text:style-name="P20"><text:s text:c="16"/><text:span text:style-name="T4">System.</text:span><text:span text:style-name="T8">out</text:span><text:span text:style-name="T4">.format(</text:span><text:span text:style-name="T10">"%s is not assigned.%n"</text:span><text:span text:style-name="T2">, </text:span><text:span text:style-name="T4">env)</text:span><text:span text:style-name="T2">;</text:span></text:p>
      <text:p text:style-name="P20"><text:span text:style-name="T1"><text:s text:c="12"/></text:span><text:span text:style-name="T4">}</text:span></text:p>
      <text:p text:style-name="P20"><text:s text:c="8"/><text:span text:style-name="T4">}</text:span></text:p>
      <text:p text:style-name="P20"><text:s text:c="8"/><text:span text:style-name="T2">try </text:span><text:span text:style-name="T4">{</text:span></text:p>
      <text:p text:style-name="P20"><text:s text:c="12"/><text:span text:style-name="T4">FileOutputStream propFile = </text:span><text:span text:style-name="T2">new </text:span><text:span text:style-name="T4">FileOutputStream(</text:span><text:span text:style-name="T10">"myProperties.txt"</text:span><text:span text:style-name="T4">)</text:span><text:span text:style-name="T2">;</text:span></text:p>
      <text:p text:style-name="P20"><text:span text:style-name="T1"><text:s text:c="12"/></text:span><text:span text:style-name="T4">p.store(propFile</text:span><text:span text:style-name="T2">, </text:span><text:span text:style-name="T10">"test"</text:span><text:span text:style-name="T4">)</text:span><text:span text:style-name="T2">;</text:span></text:p>
      <text:p text:style-name="P20"><text:span text:style-name="T1"><text:s text:c="8"/></text:span><text:span text:style-name="T4">} </text:span><text:span text:style-name="T2">catch </text:span><text:span text:style-name="T4">(Exception ex) {</text:span></text:p>
      <text:p text:style-name="P20"><text:s text:c="12"/><text:span text:style-name="T4">System.</text:span><text:span text:style-name="T8">out</text:span><text:span text:style-name="T4">.println(ex)</text:span><text:span text:style-name="T2">;</text:span></text:p>
      <text:p text:style-name="P20"><text:span text:style-name="T1"><text:s text:c="8"/></text:span><text:span text:style-name="T4">}</text:span></text:p>
      <text:p text:style-name="P20"><text:s text:c="8"/><text:span text:style-name="T2">try </text:span><text:span text:style-name="T4">{</text:span></text:p>
      <text:p text:style-name="P20"><text:s text:c="12"/><text:span text:style-name="T4">FileInputStream propFile2 = </text:span><text:span text:style-name="T2">new </text:span><text:span text:style-name="T4">FileInputStream( </text:span><text:span text:style-name="T10">"myProperties.txt"</text:span><text:span text:style-name="T4">)</text:span><text:span text:style-name="T2">;</text:span></text:p>
      <text:p text:style-name="P20"><text:span text:style-name="T1"><text:s text:c="12"/></text:span><text:span text:style-name="T4">Properties p2 = </text:span><text:span text:style-name="T2">new </text:span><text:span text:style-name="T4">Properties()</text:span><text:span text:style-name="T2">;</text:span></text:p>
      <text:p text:style-name="P20"><text:span text:style-name="T1"><text:s text:c="12"/></text:span><text:span text:style-name="T4">p2.load(propFile2)</text:span><text:span text:style-name="T2">;</text:span></text:p>
      <text:p text:style-name="P20"><text:span text:style-name="T1"><text:s text:c="12"/></text:span><text:span text:style-name="T4">System.</text:span><text:span text:style-name="T8">out</text:span><text:span text:style-name="T4">.println(p2)</text:span><text:span text:style-name="T2">;</text:span></text:p>
      <text:p text:style-name="P20"><text:span text:style-name="T1"><text:s text:c="8"/></text:span><text:span text:style-name="T4">} </text:span><text:span text:style-name="T2">catch </text:span><text:span text:style-name="T4">(Exception ex) {</text:span></text:p>
      <text:p text:style-name="P20"><text:s text:c="12"/><text:span text:style-name="T4">System.</text:span><text:span text:style-name="T8">out</text:span><text:span text:style-name="T4">.println(ex)</text:span><text:span text:style-name="T2">;</text:span></text:p>
      <text:p text:style-name="P20"><text:span text:style-name="T1"><text:s text:c="8"/></text:span><text:span text:style-name="T4">}</text:span></text:p>
      <text:p text:style-name="P20"><text:s text:c="4"/><text:span text:style-name="T4">}</text:span></text:p>
      <text:p text:style-name="P23">}</text:p>
      <text:p text:style-name="P3">Dit hebben we in de terminal getypt:</text:p>
      <text:p text:style-name="P7">sven@ubuntu:~/IdeaProjects/OpdrachtWeek2/out/production/OpdrachtWeek2$ java Environment TestEnvironment</text:p>
      <text:p text:style-name="P7">TestEnvironment=varproperty</text:p>
      <text:p text:style-name="P7">{TestEnvironment=varproperty}</text:p>
      <text:p text:style-name="P10">3. De code voor opdracht 3 is hier onder:</text:p>
      <text:p text:style-name="P18"><text:span text:style-name="T1"/></text:p>
      <text:p text:style-name="P19"><text:span text:style-name="T1">import java.util.Properties;</text:span></text:p>
      <text:p text:style-name="P14"><text:span text:style-name="T1">import </text:span>java.io.FileInputStream<text:span text:style-name="T1">;</text:span></text:p>
      <text:p text:style-name="P14"><text:span text:style-name="T1">import </text:span>java.io.FileOutputStream<text:span text:style-name="T1">;</text:span></text:p>
      <text:p text:style-name="P14"><text:span text:style-name="T1">public class </text:span>Environment {</text:p>
      <text:p text:style-name="P20"><text:s text:c="4"/><text:span text:style-name="T2">public static void </text:span><text:span text:style-name="T6">main</text:span><text:span text:style-name="T4">(String[] args) {</text:span></text:p>
      <text:p text:style-name="P20"><text:s text:c="8"/><text:span text:style-name="T4">Properties p = </text:span><text:span text:style-name="T2">new </text:span><text:span text:style-name="T4">Properties()</text:span><text:span text:style-name="T2">;</text:span></text:p>
      <text:p text:style-name="P20"><text:span text:style-name="T1"><text:s text:c="8"/></text:span><text:span text:style-name="T2">for </text:span><text:span text:style-name="T4">(Integer i = </text:span><text:span text:style-name="T14">0</text:span><text:span text:style-name="T2">; </text:span><text:span text:style-name="T4">i &lt; args.</text:span><text:span text:style-name="T7">length</text:span><text:span text:style-name="T2">; </text:span><text:span text:style-name="T4">i += </text:span><text:span text:style-name="T14">2</text:span><text:span text:style-name="T4">){</text:span></text:p>
      <text:p text:style-name="P20"><text:s text:c="12"/><text:span text:style-name="T4">String env = args[i]</text:span><text:span text:style-name="T2">;</text:span></text:p>
      <text:p text:style-name="P20"><text:span text:style-name="T1"><text:s text:c="12"/></text:span><text:span text:style-name="T4">String value = System.</text:span><text:span text:style-name="T5">getenv</text:span><text:span text:style-name="T4">(env)</text:span><text:span text:style-name="T2">;</text:span></text:p>
      <text:p text:style-name="P20"><text:span text:style-name="T1"><text:s text:c="12"/></text:span><text:span text:style-name="T2">if </text:span><text:span text:style-name="T4">(value != </text:span><text:span text:style-name="T2">null</text:span><text:span text:style-name="T4">) {</text:span></text:p>
      <text:p text:style-name="P20"><text:s text:c="16"/><text:span text:style-name="T4">System.</text:span><text:span text:style-name="T8">out</text:span><text:span text:style-name="T4">.format(</text:span><text:span text:style-name="T10">"%s=%s%n"</text:span><text:span text:style-name="T2">, </text:span><text:span text:style-name="T4">env</text:span><text:span text:style-name="T2">, </text:span><text:span text:style-name="T4">value)</text:span><text:span text:style-name="T2">;</text:span></text:p>
      <text:p text:style-name="P20"><text:span text:style-name="T1"><text:s text:c="16"/></text:span><text:span text:style-name="T4">p.setProperty(env</text:span><text:span text:style-name="T2">, </text:span><text:span text:style-name="T4">value)</text:span><text:span text:style-name="T2">;</text:span></text:p>
      <text:p text:style-name="P20"><text:span text:style-name="T1"><text:s text:c="12"/></text:span><text:span text:style-name="T4">} </text:span><text:span text:style-name="T2">else </text:span><text:span text:style-name="T4">{</text:span></text:p>
      <text:p text:style-name="P20"><text:s text:c="16"/><text:span text:style-name="T4">System.</text:span><text:span text:style-name="T8">out</text:span><text:span text:style-name="T4">.format(</text:span><text:span text:style-name="T10">"%s is not assigned.%n"</text:span><text:span text:style-name="T2">, </text:span><text:span text:style-name="T4">env)</text:span><text:span text:style-name="T2">;</text:span></text:p>
      <text:p text:style-name="P20"><text:span text:style-name="T1"><text:s text:c="12"/></text:span><text:span text:style-name="T4">}</text:span></text:p>
      <text:p text:style-name="P20"><text:s text:c="8"/><text:span text:style-name="T4">}</text:span></text:p>
      <text:p text:style-name="P20"><text:s text:c="8"/><text:span text:style-name="T2">try </text:span><text:span text:style-name="T4">{</text:span></text:p>
      <text:p text:style-name="P20"><text:s text:c="12"/><text:span text:style-name="T4">FileOutputStream propFile = </text:span><text:span text:style-name="T2">new </text:span><text:span text:style-name="T4">FileOutputStream(</text:span><text:span text:style-name="T10">"myProperties.txt"</text:span><text:span text:style-name="T4">)</text:span><text:span text:style-name="T2">;</text:span></text:p>
      <text:p text:style-name="P20"><text:span text:style-name="T1"><text:s text:c="12"/></text:span><text:span text:style-name="T4">p.store(propFile</text:span><text:span text:style-name="T2">, </text:span><text:span text:style-name="T10">"test"</text:span><text:span text:style-name="T4">)</text:span><text:span text:style-name="T2">;</text:span></text:p>
      <text:p text:style-name="P20"><text:span text:style-name="T1"><text:s text:c="8"/></text:span><text:span text:style-name="T4">} </text:span><text:span text:style-name="T2">catch </text:span><text:span text:style-name="T4">(Exception ex) {</text:span></text:p>
      <text:p text:style-name="P20"><text:s text:c="12"/><text:span text:style-name="T4">System.</text:span><text:span text:style-name="T8">out</text:span><text:span text:style-name="T4">.println(ex)</text:span><text:span text:style-name="T2">;</text:span></text:p>
      <text:p text:style-name="P20"><text:span text:style-name="T1"><text:s text:c="8"/></text:span><text:span text:style-name="T4">}</text:span></text:p>
      <text:p text:style-name="P20"><text:s text:c="8"/><text:span text:style-name="T2">try </text:span><text:span text:style-name="T4">{</text:span></text:p>
      <text:p text:style-name="P20"><text:s text:c="12"/><text:span text:style-name="T4">FileInputStream propFile2 = </text:span><text:span text:style-name="T2">new </text:span><text:span text:style-name="T4">FileInputStream( </text:span><text:span text:style-name="T10">"myProperties.txt"</text:span><text:span text:style-name="T4">)</text:span><text:span text:style-name="T2">;</text:span></text:p>
      <text:p text:style-name="P20"><text:span text:style-name="T1"><text:s text:c="12"/></text:span><text:span text:style-name="T4">Properties p2 = </text:span><text:span text:style-name="T2">new </text:span><text:span text:style-name="T4">Properties()</text:span><text:span text:style-name="T2">;</text:span></text:p>
      <text:p text:style-name="P20"><text:span text:style-name="T1"><text:s text:c="12"/></text:span><text:span text:style-name="T4">p2.load(propFile2)</text:span><text:span text:style-name="T2">;</text:span></text:p>
      <text:p text:style-name="P20"><text:span text:style-name="T1"><text:s text:c="12"/></text:span><text:span text:style-name="T4">System.</text:span><text:span text:style-name="T8">out</text:span><text:span text:style-name="T4">.println(p2)</text:span><text:span text:style-name="T2">;</text:span></text:p>
      <text:p text:style-name="P20"><text:span text:style-name="T1"><text:s text:c="8"/></text:span><text:span text:style-name="T4">} </text:span><text:span text:style-name="T2">catch </text:span><text:span text:style-name="T4">(Exception ex) {</text:span></text:p>
      <text:p text:style-name="P20"><text:s text:c="12"/><text:span text:style-name="T4">System.</text:span><text:span text:style-name="T8">out</text:span><text:span text:style-name="T4">.println(ex)</text:span><text:span text:style-name="T2">;</text:span></text:p>
      <text:p text:style-name="P20"><text:span text:style-name="T1"><text:s text:c="8"/></text:span><text:span text:style-name="T4">}</text:span></text:p>
      <text:p text:style-name="P20"><text:s text:c="4"/><text:span text:style-name="T4">}</text:span></text:p>
      <text:p text:style-name="P23">}</text:p>
      <text:p text:style-name="P4"/>
      <text:p text:style-name="P4">Wat we in de terminal hebben ingevoerd zie je hier onder:</text:p>
      <text:p text:style-name="P8">sven@ubuntu:~/IdeaProjects/OpdrachtWeek2/out/production/OpdrachtWeek2$ java Environment TestEnvironment varproperty TestEnvironment2 varproperty2</text:p>
      <text:p text:style-name="P8">TestEnvironment=varproperty</text:p>
      <text:p text:style-name="P8">TestEnvironment2=varproperty2</text:p>
      <text:p text:style-name="P8">{TestEnvironment2=varproperty2, TestEnvironment=varproper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5T02:10:47.491528604</meta:creation-date>
    <dc:date>2017-09-05T03:47:45.757343675</dc:date>
    <meta:editing-duration>PT36M56S</meta:editing-duration>
    <meta:editing-cycles>5</meta:editing-cycles>
    <meta:generator>LibreOffice/5.3.1.2$Linux_X86_64 LibreOffice_project/30m0$Build-2</meta:generator>
    <meta:document-statistic meta:table-count="0" meta:image-count="0" meta:object-count="0" meta:page-count="4" meta:paragraph-count="145" meta:word-count="500" meta:character-count="6181" meta:non-whitespace-character-count="3605"/>
  </office:meta>
</office:document-meta>
</file>